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adea" officeooo:rsid="0021a9ca" officeooo:paragraph-rsid="007cc710"/>
    </style:style>
    <style:style style:name="P2" style:family="paragraph" style:parent-style-name="Standard">
      <style:paragraph-properties fo:text-align="start" style:justify-single-word="false"/>
      <style:text-properties style:font-name="Caladea" officeooo:rsid="0021a9ca" officeooo:paragraph-rsid="007cc710"/>
    </style:style>
    <style:style style:name="P3" style:family="paragraph" style:parent-style-name="Standard">
      <style:paragraph-properties fo:line-height="200%" fo:text-align="start" style:justify-single-word="false"/>
      <style:text-properties style:font-name="Caladea" officeooo:rsid="0021a9ca" officeooo:paragraph-rsid="0021a9ca"/>
    </style:style>
    <style:style style:name="P4" style:family="paragraph" style:parent-style-name="Standard">
      <style:paragraph-properties fo:line-height="200%" fo:text-align="start" style:justify-single-word="false"/>
      <style:text-properties style:font-name="Caladea" officeooo:rsid="0021a9ca" officeooo:paragraph-rsid="005d43ea"/>
    </style:style>
    <style:style style:name="P5" style:family="paragraph" style:parent-style-name="Standard">
      <style:paragraph-properties fo:line-height="200%" fo:text-align="start" style:justify-single-word="false"/>
      <style:text-properties style:font-name="Caladea" officeooo:rsid="007cc710" officeooo:paragraph-rsid="007cc710"/>
    </style:style>
    <style:style style:name="T1" style:family="text">
      <style:text-properties fo:font-style="italic" style:font-style-asian="italic" style:font-style-complex="italic"/>
    </style:style>
    <style:style style:name="T2" style:family="text">
      <style:text-properties fo:font-style="italic" officeooo:rsid="00239304" style:font-style-asian="italic" style:font-style-complex="italic"/>
    </style:style>
    <style:style style:name="T3" style:family="text">
      <style:text-properties fo:font-style="italic" officeooo:rsid="005d43ea" style:font-style-asian="italic" style:font-style-complex="italic"/>
    </style:style>
    <style:style style:name="T4" style:family="text">
      <style:text-properties fo:font-style="italic" officeooo:rsid="0061ae15" style:font-style-asian="italic" style:font-style-complex="italic"/>
    </style:style>
    <style:style style:name="T5" style:family="text">
      <style:text-properties fo:font-style="italic" officeooo:rsid="0076726c" style:font-style-asian="italic" style:font-style-complex="italic"/>
    </style:style>
    <style:style style:name="T6" style:family="text">
      <style:text-properties fo:font-style="italic" officeooo:rsid="0079694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1f9ba" style:font-style-asian="normal" style:font-style-complex="normal"/>
    </style:style>
    <style:style style:name="T9" style:family="text">
      <style:text-properties fo:font-style="normal" officeooo:rsid="00239304" style:font-style-asian="normal" style:font-style-complex="normal"/>
    </style:style>
    <style:style style:name="T10" style:family="text">
      <style:text-properties fo:font-style="normal" officeooo:rsid="0023e338" style:font-style-asian="normal" style:font-style-complex="normal"/>
    </style:style>
    <style:style style:name="T11" style:family="text">
      <style:text-properties fo:font-style="normal" officeooo:rsid="002b080e" style:font-style-asian="normal" style:font-style-complex="normal"/>
    </style:style>
    <style:style style:name="T12" style:family="text">
      <style:text-properties fo:font-style="normal" officeooo:rsid="002de22f" style:font-style-asian="normal" style:font-style-complex="normal"/>
    </style:style>
    <style:style style:name="T13" style:family="text">
      <style:text-properties fo:font-style="normal" officeooo:rsid="002e062f" style:font-style-asian="normal" style:font-style-complex="normal"/>
    </style:style>
    <style:style style:name="T14" style:family="text">
      <style:text-properties fo:font-style="normal" officeooo:rsid="002e75c1" style:font-style-asian="normal" style:font-style-complex="normal"/>
    </style:style>
    <style:style style:name="T15" style:family="text">
      <style:text-properties fo:font-style="normal" officeooo:rsid="00318655" style:font-style-asian="normal" style:font-style-complex="normal"/>
    </style:style>
    <style:style style:name="T16" style:family="text">
      <style:text-properties fo:font-style="normal" officeooo:rsid="00319640" style:font-style-asian="normal" style:font-style-complex="normal"/>
    </style:style>
    <style:style style:name="T17" style:family="text">
      <style:text-properties fo:font-style="normal" officeooo:rsid="00331069" style:font-style-asian="normal" style:font-style-complex="normal"/>
    </style:style>
    <style:style style:name="T18" style:family="text">
      <style:text-properties fo:font-style="normal" officeooo:rsid="0034e545" style:font-style-asian="normal" style:font-style-complex="normal"/>
    </style:style>
    <style:style style:name="T19" style:family="text">
      <style:text-properties fo:font-style="normal" officeooo:rsid="00359383" style:font-style-asian="normal" style:font-style-complex="normal"/>
    </style:style>
    <style:style style:name="T20" style:family="text">
      <style:text-properties fo:font-style="normal" officeooo:rsid="0037054d" style:font-style-asian="normal" style:font-style-complex="normal"/>
    </style:style>
    <style:style style:name="T21" style:family="text">
      <style:text-properties fo:font-style="normal" officeooo:rsid="00379294" style:font-style-asian="normal" style:font-style-complex="normal"/>
    </style:style>
    <style:style style:name="T22" style:family="text">
      <style:text-properties fo:font-style="normal" officeooo:rsid="003844dd" style:font-style-asian="normal" style:font-style-complex="normal"/>
    </style:style>
    <style:style style:name="T23" style:family="text">
      <style:text-properties fo:font-style="normal" officeooo:rsid="0039670e" style:font-style-asian="normal" style:font-style-complex="normal"/>
    </style:style>
    <style:style style:name="T24" style:family="text">
      <style:text-properties fo:font-style="normal" officeooo:rsid="003a3326" style:font-style-asian="normal" style:font-style-complex="normal"/>
    </style:style>
    <style:style style:name="T25" style:family="text">
      <style:text-properties fo:font-style="normal" officeooo:rsid="003d50d9" style:font-style-asian="normal" style:font-style-complex="normal"/>
    </style:style>
    <style:style style:name="T26" style:family="text">
      <style:text-properties fo:font-style="normal" officeooo:rsid="003e16ed" style:font-style-asian="normal" style:font-style-complex="normal"/>
    </style:style>
    <style:style style:name="T27" style:family="text">
      <style:text-properties fo:font-style="normal" officeooo:rsid="003fb602" style:font-style-asian="normal" style:font-style-complex="normal"/>
    </style:style>
    <style:style style:name="T28" style:family="text">
      <style:text-properties fo:font-style="normal" officeooo:rsid="00401ee8" style:font-style-asian="normal" style:font-style-complex="normal"/>
    </style:style>
    <style:style style:name="T29" style:family="text">
      <style:text-properties fo:font-style="normal" officeooo:rsid="0040bb44" style:font-style-asian="normal" style:font-style-complex="normal"/>
    </style:style>
    <style:style style:name="T30" style:family="text">
      <style:text-properties fo:font-style="normal" officeooo:rsid="00427941" style:font-style-asian="normal" style:font-style-complex="normal"/>
    </style:style>
    <style:style style:name="T31" style:family="text">
      <style:text-properties fo:font-style="normal" officeooo:rsid="0042c4b6" style:font-style-asian="normal" style:font-style-complex="normal"/>
    </style:style>
    <style:style style:name="T32" style:family="text">
      <style:text-properties fo:font-style="normal" officeooo:rsid="00435750" style:font-style-asian="normal" style:font-style-complex="normal"/>
    </style:style>
    <style:style style:name="T33" style:family="text">
      <style:text-properties fo:font-style="normal" officeooo:rsid="00442c4f" style:font-style-asian="normal" style:font-style-complex="normal"/>
    </style:style>
    <style:style style:name="T34" style:family="text">
      <style:text-properties fo:font-style="normal" officeooo:rsid="004a085d" style:font-style-asian="normal" style:font-style-complex="normal"/>
    </style:style>
    <style:style style:name="T35" style:family="text">
      <style:text-properties fo:font-style="normal" officeooo:rsid="004d217f" style:font-style-asian="normal" style:font-style-complex="normal"/>
    </style:style>
    <style:style style:name="T36" style:family="text">
      <style:text-properties fo:font-style="normal" officeooo:rsid="004d3c81" style:font-style-asian="normal" style:font-style-complex="normal"/>
    </style:style>
    <style:style style:name="T37" style:family="text">
      <style:text-properties fo:font-style="normal" officeooo:rsid="004ee47f" style:font-style-asian="normal" style:font-style-complex="normal"/>
    </style:style>
    <style:style style:name="T38" style:family="text">
      <style:text-properties fo:font-style="normal" officeooo:rsid="004fffc0" style:font-style-asian="normal" style:font-style-complex="normal"/>
    </style:style>
    <style:style style:name="T39" style:family="text">
      <style:text-properties fo:font-style="normal" officeooo:rsid="0051ebfa" style:font-style-asian="normal" style:font-style-complex="normal"/>
    </style:style>
    <style:style style:name="T40" style:family="text">
      <style:text-properties fo:font-style="normal" officeooo:rsid="005567a8" style:font-style-asian="normal" style:font-style-complex="normal"/>
    </style:style>
    <style:style style:name="T41" style:family="text">
      <style:text-properties fo:font-style="normal" officeooo:rsid="00570ba4" style:font-style-asian="normal" style:font-style-complex="normal"/>
    </style:style>
    <style:style style:name="T42" style:family="text">
      <style:text-properties fo:font-style="normal" officeooo:rsid="0058a3bc" style:font-style-asian="normal" style:font-style-complex="normal"/>
    </style:style>
    <style:style style:name="T43" style:family="text">
      <style:text-properties fo:font-style="normal" officeooo:rsid="0058a7fe" style:font-style-asian="normal" style:font-style-complex="normal"/>
    </style:style>
    <style:style style:name="T44" style:family="text">
      <style:text-properties fo:font-style="normal" officeooo:rsid="0058bd1c" style:font-style-asian="normal" style:font-style-complex="normal"/>
    </style:style>
    <style:style style:name="T45" style:family="text">
      <style:text-properties fo:font-style="normal" officeooo:rsid="005a7ae4" style:font-style-asian="normal" style:font-style-complex="normal"/>
    </style:style>
    <style:style style:name="T46" style:family="text">
      <style:text-properties fo:font-style="normal" officeooo:rsid="005bdd26" style:font-style-asian="normal" style:font-style-complex="normal"/>
    </style:style>
    <style:style style:name="T47" style:family="text">
      <style:text-properties fo:font-style="normal" officeooo:rsid="005d43ea" style:font-style-asian="normal" style:font-style-complex="normal"/>
    </style:style>
    <style:style style:name="T48" style:family="text">
      <style:text-properties fo:font-style="normal" officeooo:rsid="005fe4c0" style:font-style-asian="normal" style:font-style-complex="normal"/>
    </style:style>
    <style:style style:name="T49" style:family="text">
      <style:text-properties fo:font-style="normal" officeooo:rsid="0061ae15" style:font-style-asian="normal" style:font-style-complex="normal"/>
    </style:style>
    <style:style style:name="T50" style:family="text">
      <style:text-properties fo:font-style="normal" officeooo:rsid="0064489d" style:font-style-asian="normal" style:font-style-complex="normal"/>
    </style:style>
    <style:style style:name="T51" style:family="text">
      <style:text-properties fo:font-style="normal" officeooo:rsid="0065645c" style:font-style-asian="normal" style:font-style-complex="normal"/>
    </style:style>
    <style:style style:name="T52" style:family="text">
      <style:text-properties fo:font-style="normal" officeooo:rsid="00698ca9" style:font-style-asian="normal" style:font-style-complex="normal"/>
    </style:style>
    <style:style style:name="T53" style:family="text">
      <style:text-properties fo:font-style="normal" officeooo:rsid="006b8a16" style:font-style-asian="normal" style:font-style-complex="normal"/>
    </style:style>
    <style:style style:name="T54" style:family="text">
      <style:text-properties fo:font-style="normal" officeooo:rsid="006ea69b" style:font-style-asian="normal" style:font-style-complex="normal"/>
    </style:style>
    <style:style style:name="T55" style:family="text">
      <style:text-properties fo:font-style="normal" officeooo:rsid="006f8b64" style:font-style-asian="normal" style:font-style-complex="normal"/>
    </style:style>
    <style:style style:name="T56" style:family="text">
      <style:text-properties fo:font-style="normal" officeooo:rsid="0070a33e" style:font-style-asian="normal" style:font-style-complex="normal"/>
    </style:style>
    <style:style style:name="T57" style:family="text">
      <style:text-properties fo:font-style="normal" officeooo:rsid="00717a61" style:font-style-asian="normal" style:font-style-complex="normal"/>
    </style:style>
    <style:style style:name="T58" style:family="text">
      <style:text-properties fo:font-style="normal" officeooo:rsid="00722148" style:font-style-asian="normal" style:font-style-complex="normal"/>
    </style:style>
    <style:style style:name="T59" style:family="text">
      <style:text-properties fo:font-style="normal" officeooo:rsid="007374e3" style:font-style-asian="normal" style:font-style-complex="normal"/>
    </style:style>
    <style:style style:name="T60" style:family="text">
      <style:text-properties fo:font-style="normal" officeooo:rsid="007476e0" style:font-style-asian="normal" style:font-style-complex="normal"/>
    </style:style>
    <style:style style:name="T61" style:family="text">
      <style:text-properties fo:font-style="normal" officeooo:rsid="0076726c" style:font-style-asian="normal" style:font-style-complex="normal"/>
    </style:style>
    <style:style style:name="T62" style:family="text">
      <style:text-properties fo:font-style="normal" officeooo:rsid="00784238" style:font-style-asian="normal" style:font-style-complex="normal"/>
    </style:style>
    <style:style style:name="T63" style:family="text">
      <style:text-properties fo:font-style="normal" officeooo:rsid="0079791a" style:font-style-asian="normal" style:font-style-complex="normal"/>
    </style:style>
    <style:style style:name="T64" style:family="text">
      <style:text-properties officeooo:rsid="0021f9ba"/>
    </style:style>
    <style:style style:name="T65" style:family="text">
      <style:text-properties officeooo:rsid="002b0103"/>
    </style:style>
    <style:style style:name="T66" style:family="text">
      <style:text-properties officeooo:rsid="0045b9f0"/>
    </style:style>
    <style:style style:name="T67" style:family="text">
      <style:text-properties officeooo:rsid="0048a38a"/>
    </style:style>
    <style:style style:name="T68" style:family="text">
      <style:text-properties officeooo:rsid="007e18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OS:A <text:span text:style-name="T66">Power-Saving</text:span>-<text:span text:style-name="T67">Centric </text:span>Operating System for Writers</text:p>
      <text:p text:style-name="P2">Lorenzo Gomez</text:p>
      <text:p text:style-name="P5">OS Theory <text:span text:style-name="T68">CS</text:span>519</text:p>
      <text:p text:style-name="P3"><text:tab/>In my spare time I write fiction, in fact many people around <text:span text:style-name="T64">the</text:span> world do. In the world of today writers, like myself, go to their OS(Windows, Linux, OSX, <text:s/>MSDOS, etc) and fire up a word <text:span text:style-name="T65">processor</text:span>. Word processors are awesome tools; they are these blank canvases <text:span text:style-name="T64">in which</text:span> one can paint a whole world with new characters, worlds and adventures. <text:span text:style-name="T1">Most </text:span><text:span text:style-name="T7">of the time, word processors are very reliable; </text:span><text:span text:style-name="T8"><text:s/>once</text:span><text:span text:style-name="T11"> words <text:s/>are</text:span><text:span text:style-name="T8"> written </text:span><text:span text:style-name="T11">they</text:span><text:span text:style-name="T8"> will never be erased, even if they are filesystems today journal most of the input </text:span><text:span text:style-name="T11">to be able to recover data after unexpected crashes</text:span><text:span text:style-name="T7">. </text:span><text:span text:style-name="T9">And in truth, this is awesome for writers! However, once one starts writing in mobile devices like laptops there is a problem that OS designers still grapple with today—power consumption. Most word processors like MS Word, LibreOffice and Pages are not very power consumption friendly. MS Word has an auto-save feature—this is the absolute </text:span><text:span text:style-name="T2">worst </text:span><text:span text:style-name="T9">for power consumption. It’s great for reliability of data, but these saves are just requesting a lot of writes to disk—whether that’d be an SSD or HDD. </text:span><text:span text:style-name="T10">For the purposes of this paper and because I have a machine with an HDD, when I say “disk” I’ll be referring to a mechanical disk. My approach to power consumption should also be applicable to SSDs. </text:span><text:span text:style-name="T12">This isn’t only </text:span><text:span text:style-name="T34">applicat</text:span><text:span text:style-name="T40">io</text:span><text:span text:style-name="T34">n</text:span><text:span text:style-name="T12">-specific, filesystems are also part of the problem as they journal most things—rightfully so to ensure stability—but things like journaling essentially means more writes—which </text:span><text:span text:style-name="T13">in turn means higher </text:span><text:span text:style-name="T19">power</text:span><text:span text:style-name="T13"> consumption. </text:span><text:span text:style-name="T15">Th</text:span><text:span text:style-name="T20">e</text:span><text:span text:style-name="T13"> </text:span><text:span text:style-name="T14">OS as a whole struggle</text:span><text:span text:style-name="T21">s</text:span><text:span text:style-name="T14"> to be power efficient on laptops as </text:span><text:span text:style-name="T21">it</text:span><text:span text:style-name="T14"> strive</text:span><text:span text:style-name="T21">s</text:span><text:span text:style-name="T14"> for performance efficiency above </text:span><text:span text:style-name="T16">all</text:span><text:span text:style-name="T14"> else </text:span><text:span text:style-name="T22">in most cases</text:span><text:span text:style-name="T14">. In the world of servers, power users and </text:span><text:span text:style-name="T17">containers this makes a lot of sense. However, when a writer like myself wants to, as Dr. Kannan so eloquently stated, go out in the woods for eight hours without interruption—MS Word, Pages or LibreOffice can only keep one writing for so long. Based on my own personal experience, one is lucky to get 4.5 hours of battery juice </text:span><text:span text:style-name="T23">while creating new worlds</text:span><text:span text:style-name="T17">. That’s quite some time, the equivalent of a trip to Boston with </text:span><text:soft-page-break/><text:span text:style-name="T17">good traffic. There’s nothing wrong with Boston—it is a great city, but too cold! </text:span><text:span text:style-name="T24">However,</text:span><text:span text:style-name="T17"> what if we want to get to some</text:span><text:span text:style-name="T18">where a lot warmer like Virginia! All jokes aside, it will be more feasible for writers, including </text:span><text:span text:style-name="T41">myself</text:span><text:span text:style-name="T18">, to go out into the woods if we could get something closer </text:span><text:span text:style-name="T25">to</text:span><text:span text:style-name="T18"> 7.5 hours</text:span><text:span text:style-name="T26">(the travel time to Virginia)</text:span><text:span text:style-name="T18"> from our writing machines—from our blank canvas!</text:span></text:p>
      <text:p text:style-name="P3"><text:span text:style-name="T18"/></text:p>
      <text:p text:style-name="P4"><text:span text:style-name="T18"><text:tab/></text:span><text:span text:style-name="T26">Power consumption is </text:span><text:span text:style-name="T31">a</text:span><text:span text:style-name="T26"> </text:span><text:span text:style-name="T29">multi-faceted problem</text:span><text:span text:style-name="T26">. </text:span><text:span text:style-name="T27">Disk writes; context switches; network I/O; screens; </text:span><text:span text:style-name="T30">mult</text:span><text:span text:style-name="T52">i</text:span><text:span text:style-name="T30">ple</text:span><text:span text:style-name="T27"> CPUs; these are all components that factor into the power consumption of an OS. </text:span><text:span text:style-name="T28">For the purposes of this paper, I will be focusing on </text:span><text:span text:style-name="T31">filesystems. I will be focusing on filesystems because </text:span><text:span text:style-name="T32">the</text:span><text:span text:style-name="T33">y</text:span><text:span text:style-name="T32"> surround things like writes from/to disk and memory, which in most general-purpose OSes, are two of the main causes for power consumption. I am not stating that making a more </text:span><text:span text:style-name="T53">power</text:span><text:span text:style-name="T32">-efficient filesystem is the silver bullet, but </text:span><text:span text:style-name="T35">it</text:span><text:span text:style-name="T32"> can help us extend the battery life of our Typers. For the purposes of this paper, I will be referring to computers as Typers to enforce the technical and philosophical idea of a power-efficient laptop for writers. When discussing my filesystem-centric solutions for power consumption, they will be put into the context of TypeOS. Imagine </text:span><text:span text:style-name="T36">an OS that when you boot it, you stare at your blank canvas. The canvas, cursor and your imagination going wild as you discover new worlds and ideas. Imagine an operating system that is stable enough where you can write a 40-page short story without worrying about power. A simple OS with just the blank canvas word processor and a power-efficient filesystem—that’s it! No Office Suite non-sense, no auto-save(though the filesystem will be stable), no weird in-the-middle-of-writing lag because it is auto saving. </text:span><text:span text:style-name="T37">I spoke to </text:span><text:span text:style-name="T17">Dr. Kannan </text:span><text:span text:style-name="T37">about this and he said that the amount of writes can work as a good proxy for power-consumption. </text:span><text:span text:style-name="T38">I will be focusing on the number of writes that the OS(TypeOS) executes. One way to approach this problem in </text:span><text:span text:style-name="T42">L</text:span><text:span text:style-name="T38">inux is to create a virtual hard disk on </text:span><text:span text:style-name="T42">L</text:span><text:span text:style-name="T38">inux </text:span><text:span text:style-name="T39">to isolate a part of the drive in a file</text:span><text:span text:style-name="T38"> and work from there. </text:span><text:span text:style-name="T39">I could also partition my drive and install a </text:span><text:span text:style-name="T54">Li</text:span><text:span text:style-name="T39">nux Distro like </text:span><text:soft-page-break/><text:span text:style-name="T39">Ubuntu Mate to just conduct experiments from there. </text:span><text:span text:style-name="T43">Tools like powerstat can help me analyze the raw power being consumed by the </text:span><text:span text:style-name="T55">Typer</text:span><text:span text:style-name="T43">. A tool like </text:span><text:a xlink:type="simple" xlink:href="https://extensions.gnome.org/extension/1082/cpufreq/" text:style-name="Internet_20_link" text:visited-style-name="Visited_20_Internet_20_Link"><text:span text:style-name="T43">cpufreq</text:span></text:a><text:span text:style-name="T43"> </text:span><text:span text:style-name="T44">allows me to turn off CPU cores and benchmark power using 2 or 4 cores—I have a dual-core machine with 4 threads. </text:span><text:span text:style-name="T45">There </text:span><text:span text:style-name="T46">is</text:span><text:span text:style-name="T45"> research out there done by several researchers; </text:span><text:span text:style-name="T46">Kester Li from Berkely and Yeri Yin Hom from Rutgers University. </text:span></text:p>
      <text:p text:style-name="P4"><text:span text:style-name="T46"/></text:p>
      <text:p text:style-name="P4"><text:span text:style-name="T47"><text:tab/>In particular, Kester Li from Berkely came up with an idea that caught my eye—an infinite file cache. Now, as the title implies, it is not technically feasible to have </text:span><text:span text:style-name="T3">infinite </text:span><text:span text:style-name="T47">cache of anything, however, let’s not discard this idea so easily. In TypeOS, we have context—we know all there is, in a sense, are just “words”. Just a quick glance at caches today, any commodity machine has anywhere between 3MB to 6MB of cache—that is six million words! </text:span><text:span text:style-name="T48">To put that in perspective, if one were to take the average of all </text:span><text:span text:style-name="T56">the words in</text:span><text:span text:style-name="T48"> Harry Potter novels that is 154,</text:span><text:span text:style-name="T49">000</text:span><text:span text:style-name="T48"> </text:span><text:span text:style-name="T49">words! That’s barely 155KB, which is nothing relative to cache size</text:span><text:span text:style-name="T50">s</text:span><text:span text:style-name="T49"> today. A guttural(possible) solution that comes to mind is staying in cache </text:span><text:span text:style-name="T4">most </text:span><text:span text:style-name="T49">of the time. The idea is to minimize the amount of time we do writes <text:s/>to memory, and go to disk </text:span><text:span text:style-name="T4">only </text:span><text:span text:style-name="T49">when we absolutely have to. Now, to be fair, general-purpose OSes do some version of this. </text:span><text:span text:style-name="T51">However because they establish a performance-centric approach , as they should, <text:s/>power consumption suffers—they end up writing things twice because of journaling and in the case </text:span><text:span text:style-name="T57">of</text:span><text:span text:style-name="T51"> word processors applications it gets worse as developers stuff them </text:span><text:span text:style-name="T58">with</text:span><text:span text:style-name="T51"> features that don’t take into account power consumption. This won’t be the case with our new filesystem—our new filesystem for TypeOS will use power-consumption as a unit of measurement for current state. Power consumption will be prioritized over performance, as long as the reduction in performance does not disturb the user’s </text:span><text:span text:style-name="T59">flow while typing into their</text:span><text:span text:style-name="T51"> canvas. </text:span><text:span text:style-name="T60">My del</text:span><text:span text:style-name="T61">iverables will incluse some version of this filesystem which would use </text:span><text:span text:style-name="T5">infi</text:span><text:span text:style-name="T6">ni</text:span><text:span text:style-name="T5">te </text:span><text:span text:style-name="T61">cache to reduce the amount of writes to memory/disk. <text:s/></text:span><text:span text:style-name="T62">I will also be be benchmarking my machine with </text:span><text:soft-page-break/><text:span text:style-name="T62">tools like cpufreq to see how far I can push linux while </text:span><text:span text:style-name="T63">writing some stories using a word processor like LibreOffice Wri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9:06:12.504568647</meta:creation-date>
    <meta:generator>LibreOffice/6.0.7.3$Linux_X86_64 LibreOffice_project/00m0$Build-3</meta:generator>
    <dc:date>2019-10-10T21:34:31.775204216</dc:date>
    <meta:editing-duration>PT2H27M46S</meta:editing-duration>
    <meta:editing-cycles>78</meta:editing-cycles>
    <meta:document-statistic meta:table-count="0" meta:image-count="0" meta:object-count="0" meta:page-count="4" meta:paragraph-count="6" meta:word-count="1135" meta:character-count="6582" meta:non-whitespace-character-count="5459"/>
  </office:meta>
</office:document-meta>
</file>